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glio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Utente</text:p>
          </table:table-cell>
          <table:table-cell office:value-type="string" table:style-name="ce1">
            <text:p>Raffaella</text:p>
          </table:table-cell>
          <table:table-cell office:value-type="string" table:style-name="ce1">
            <text:p>Gianni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52.5" table:style-name="ce1">
            <text:p>52,5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7.5" table:style-name="ce1">
            <text:p>57,5</text:p>
          </table:table-cell>
          <table:table-cell office:value-type="float" office:value="52.5" table:style-name="ce1">
            <text:p>52,5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7.5" table:style-name="ce1">
            <text:p>47,5</text:p>
          </table:table-cell>
          <table:table-cell office:value-type="float" office:value="50" table:style-name="ce1">
            <text:p>50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2.5" table:style-name="ce1">
            <text:p>52,5</text:p>
          </table:table-cell>
          <table:table-cell office:value-type="float" office:value="52.5" table:style-name="ce1">
            <text:p>52,5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7.5" table:style-name="ce1">
            <text:p>57,5</text:p>
          </table:table-cell>
          <table:table-cell office:value-type="float" office:value="47.5" table:style-name="ce1">
            <text:p>47,5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2.5" table:style-name="ce1">
            <text:p>52,5</text:p>
          </table:table-cell>
          <table:table-cell office:value-type="float" office:value="50" table:style-name="ce1">
            <text:p>50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2.5" table:style-name="ce1">
            <text:p>52,5</text:p>
          </table:table-cell>
          <table:table-cell office:value-type="float" office:value="50" table:style-name="ce1">
            <text:p>50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7.5" table:style-name="ce1">
            <text:p>47,5</text:p>
          </table:table-cell>
          <table:table-cell office:value-type="float" office:value="42.5" table:style-name="ce1">
            <text:p>42,5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7.5" table:style-name="ce1">
            <text:p>57,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51.590909090909093" table:formula="msoxl:=AVERAGE(B2:B12)" table:style-name="ce1">
            <text:p>51,59090909</text:p>
          </table:table-cell>
          <table:table-cell office:value-type="float" office:value="49.583333333333336" table:formula="msoxl:=AVERAGE(C2:C13)" table:style-name="ce1">
            <text:p>49,58333333</text:p>
          </table:table-cell>
          <table:table-cell table:style-name="ce1"/>
          <table:table-cell office:value-type="string" table:style-name="ce1">
            <text:p>n1: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v. Standard</text:p>
          </table:table-cell>
          <table:table-cell office:value-type="float" office:value="4.0731939667672457" table:formula="msoxl:=STDEV(B2:B12)" table:style-name="ce1">
            <text:p>4,073193967</text:p>
          </table:table-cell>
          <table:table-cell office:value-type="float" office:value="4.6261771638703104" table:formula="msoxl:=STDEV(C2:C13)" table:style-name="ce1">
            <text:p>4,626177164</text:p>
          </table:table-cell>
          <table:table-cell table:style-name="ce1"/>
          <table:table-cell office:value-type="string" table:style-name="ce1">
            <text:p>n2: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</text:p>
          </table:table-cell>
          <table:table-cell office:value-type="float" office:value="1.1065224556711635" table:formula="msoxl:=(B15-C15)/(SQRT((POWER(B16,2)/F15)+(POWER(C16,2)/F16)))" table:style-name="ce1">
            <text:p>1,106522456</text:p>
          </table:table-cell>
          <table:table-cell table:style-name="ce1"/>
          <table:table-cell office:value-type="string" table:style-name="ce1">
            <text:p>gdl</text:p>
          </table:table-cell>
          <table:table-cell office:value-type="float" office:value="21" table:formula="msoxl:=F15+F16-2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p</text:p>
          </table:table-cell>
          <table:table-cell office:value-type="float" office:value="0.28101546062004534" table:formula="msoxl:=TDIST(C18,F18,2)" table:style-name="ce1">
            <text:p>0,28101546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71898453937995466" table:formula="msoxl:=1-D20" table:style-name="ce1">
            <text:p>0,718984539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a</text:p>
          </table:table-cell>
          <table:table-cell office:value-type="float" office:value="2.07961384472768" table:formula="msoxl:=TINV(1-0.95,F18)" table:style-name="ce1">
            <text:p>2,07961384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ntInf</text:p>
          </table:table-cell>
          <table:table-cell office:value-type="float" office:value="-1.7654903183963397" table:formula="msoxl:=(B15-C15)-D22*(SQRT((POWER(B16,2)/F15)+(POWER(C16,2)/F16)))" table:style-name="ce1">
            <text:p>-1,765490318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tSup</text:p>
          </table:table-cell>
          <table:table-cell office:value-type="float" office:value="5.7806418335478558" table:formula="msoxl:=(B15-C15)+D22*(SQRT((POWER(B16,2)/F15)+(POWER(C16,2)/F16)))" table:style-name="ce1">
            <text:p>5,780641834</text:p>
          </table:table-cell>
          <table:table-cell table:number-columns-repeated="16380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ittoria</meta:initial-creator>
    <dc:creator>Vittoria</dc:creator>
    <meta:creation-date>2013-12-02T16:02:53Z</meta:creation-date>
    <dc:date>2018-12-17T08:22:00Z</dc:date>
    <meta:editing-cycles>3</meta:editing-cycles>
    <meta:editing-duration>PT73420S</meta:editing-duration>
  </office:meta>
</office:document-meta>
</file>